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3cm" draw:marker-end-width="0.33cm" draw:stroke-linejoin="miter" draw:fill="none" draw:fill-color="#bbe0e3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565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616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800000" draw:marker-start-width="0.33cm" draw:marker-end-width="0.33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424cm" fo:min-width="2.385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stroke-linejoin="miter" draw:fill="none" draw:fill-color="#bbe0e3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7" style:family="graphic" style:parent-style-name="standard">
      <style:graphic-properties draw:stroke="none" svg:stroke-width="0.051cm" draw:marker-start-width="0.381cm" draw:marker-end-width="0.381cm" draw:fill="none" draw:fill-color="#bbe0e3" draw:textarea-horizontal-align="justify" draw:textarea-vertical-align="top" draw:auto-grow-height="true" fo:min-height="1.017cm" fo:min-width="0.565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width="0.051cm" draw:marker-start-width="0.381cm" draw:marker-end-width="0.381cm" draw:fill="none" draw:fill-color="#bbe0e3" draw:textarea-horizontal-align="justify" draw:textarea-vertical-align="top" draw:auto-grow-height="true" fo:min-height="1.017cm" fo:min-width="0.569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6.754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7cm" fo:min-width="0.836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11.559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svg:stroke-width="0.051cm" draw:marker-start-width="0.381cm" draw:marker-end-width="0.381cm" draw:fill="none" draw:fill-color="#bbe0e3" draw:textarea-horizontal-align="justify" draw:textarea-vertical-align="top" draw:auto-grow-height="true" fo:min-height="1.017cm" fo:min-width="0.616cm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  <style:text-properties fo:color="#800000" fo:font-size="14pt" style:font-size-asian="14pt" style:font-size-complex="14pt"/>
    </style:style>
    <style:style style:name="P6" style:family="paragraph">
      <style:paragraph-properties fo:margin-left="0cm" fo:margin-right="0cm" text:enable-numbering="false" fo:text-indent="0cm" style:writing-mode="lr-tb"/>
      <style:text-properties fo:color="#800000"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/>
      <style:text-properties fo:font-size="36pt" style:font-size-asian="18pt" style:font-size-complex="18pt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36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family="Symbol" style:font-family-generic="modern" style:font-pitch="variable" style:font-charset="x-symbol" fo:language="en" fo:country="US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2.117cm" svg:x="-0.806cm" svg:y="7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65cm" svg:height="1.277cm" svg:x="0.248cm" svg:y="7.762cm">
          <text:p text:style-name="P2">A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3.175cm" svg:height="2.117cm" svg:x="3.215cm" svg:y="7.3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16cm" svg:height="1.277cm" svg:x="4.268cm" svg:y="7.762cm">
          <text:p text:style-name="P2">C</text:p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2.792cm" svg:y1="7.021cm" svg:x2="2.792cm" svg:y2="9.773cm">
          <text:p/>
        </draw:line>
        <draw:custom-shape draw:style-name="gr5" draw:text-style-name="P6" draw:layer="layout" svg:width="3.88cm" svg:height="0.853cm" svg:x="0.823cm" svg:y="6.011cm">
          <text:p text:style-name="P5"><text:span text:style-name="T1">Heat conductor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1" draw:layer="layout" svg:width="3.175cm" svg:height="2.117cm" svg:x="11.048cm" svg:y="9.3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065cm" svg:height="1.277cm" svg:x="12.102cm" svg:y="9.754cm">
            <text:p text:style-name="P2">A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1" draw:layer="layout" svg:width="3.175cm" svg:height="2.117cm" svg:x="15.069cm" svg:y="9.33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69cm" svg:height="1.277cm" svg:x="16.121cm" svg:y="9.754cm">
            <text:p text:style-name="P2">B</text:p>
            <draw:enhanced-geometry svg:viewBox="0 0 21600 21600" draw:type="mso-spt202" draw:enhanced-path="M 0 0 L 21600 0 21600 21600 0 21600 0 0 Z N"/>
          </draw:custom-shape>
        </draw:g>
        <draw:line draw:style-name="gr4" draw:text-style-name="P4" draw:layer="layout" svg:x1="14.646cm" svg:y1="9.014cm" svg:x2="14.646cm" svg:y2="11.765cm">
          <text:p/>
        </draw:line>
        <draw:custom-shape draw:style-name="gr9" draw:text-style-name="P3" draw:layer="layout" svg:width="7.254cm" svg:height="1.445cm" svg:x="-0.678cm" svg:y="13.415cm">
          <text:p text:style-name="P2"><text:span text:style-name="T2">(A and C) and (B and C) are in</text:span></text:p>
          <text:p text:style-name="P2"><text:span text:style-name="T2">thermal equilibrium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755cm" svg:height="1.783cm" svg:x="7.591cm" svg:y="9.349cm">
          <text:p text:style-name="P7"><text:span text:style-name="T3"></text:span></text:p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12.059cm" svg:height="0.853cm" svg:x="9.184cm" svg:y="13.583cm">
          <text:p text:style-name="P2"><text:span text:style-name="T4">A and B must also be also in thermal equilibrium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1" draw:layer="layout" svg:width="3.175cm" svg:height="2.117cm" svg:x="-0.806cm" svg:y="10.93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69cm" svg:height="1.277cm" svg:x="0.246cm" svg:y="11.359cm">
            <text:p text:style-name="P2">B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1" draw:layer="layout" svg:width="3.175cm" svg:height="2.117cm" svg:x="3.215cm" svg:y="10.93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116cm" svg:height="1.277cm" svg:x="4.268cm" svg:y="11.359cm">
            <text:p text:style-name="P2">C</text:p>
            <draw:enhanced-geometry svg:viewBox="0 0 21600 21600" draw:type="mso-spt202" draw:enhanced-path="M 0 0 L 21600 0 21600 21600 0 21600 0 0 Z N"/>
          </draw:custom-shape>
        </draw:g>
        <draw:line draw:style-name="gr4" draw:text-style-name="P4" draw:layer="layout" svg:x1="2.792cm" svg:y1="10.619cm" svg:x2="2.792cm" svg:y2="13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5T22:24:55</meta:creation-date>
    <dc:creator>Jussi Eloranta</dc:creator>
    <dc:date>2008-04-15T22:38:12</dc:date>
    <meta:editing-cycles>2</meta:editing-cycles>
    <meta:editing-duration>PT13M1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